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</style:style>
    <style:style style:name="T2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justify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justify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</style:style>
    <style:style style:name="T2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0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2" style:parent-style-name="Heading1" style:family="paragraph"/>
    <style:style style:name="T30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0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06" style:family="table-column">
      <style:table-column-properties style:column-width="3.0625in" style:use-optimal-column-width="false"/>
    </style:style>
    <style:style style:name="TableColumn307" style:family="table-column">
      <style:table-column-properties style:column-width="0.8138in" style:use-optimal-column-width="false"/>
    </style:style>
    <style:style style:name="TableColumn308" style:family="table-column">
      <style:table-column-properties style:column-width="0.8763in" style:use-optimal-column-width="false"/>
    </style:style>
    <style:style style:name="TableColumn309" style:family="table-column">
      <style:table-column-properties style:column-width="1.8138in" style:use-optimal-column-width="false"/>
    </style:style>
    <style:style style:name="Table305" style:family="table">
      <style:table-properties style:width="6.5666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center"/>
    </style:style>
    <style:style style:name="T31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</style:style>
    <style:style style:name="T31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P321" style:parent-style-name="Normal" style:family="paragraph">
      <style:paragraph-properties fo:widows="0" fo:orphans="0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center"/>
    </style:style>
    <style:style style:name="T32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28" style:parent-style-name="Normal" style:family="paragraph">
      <style:paragraph-properties fo:widows="0" fo:orphans="0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/>
    </style:style>
    <style:style style:name="T3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/>
    </style:style>
    <style:style style:name="T3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</style:style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/>
    </style:style>
    <style:style style:name="T3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</style:style>
    <style:style style:name="T3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80" style:parent-style-name="Heading1" style:family="paragraph"/>
    <style:style style:name="T3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3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February 28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db_classe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</text:span><text:span text:style-name="T63">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able:table-row table:style-name="TableRow217">
          <table:table-cell table:style-name="TableCell218">
            <text:p text:style-name="P219"><text:span text:style-name="T220">T</text:span><text:span text:style-name="T221">abs are used fo</text:span><text:span text:style-name="T222">r indentions</text:span><text:span text:style-name="T223">.</text:span></text:p>
          </table:table-cell>
          <table:table-cell table:style-name="TableCell224">
            <text:p text:style-name="P225"><text:span text:style-name="T226">/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ext:soft-page-break/>
        <table:table-row table:style-name="TableRow231">
          <table:table-cell table:style-name="TableCell232">
            <text:p text:style-name="P233"><text:span text:style-name="T234">Exceptions are being handled appropriately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Meaningful variable names are used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Variable are initialized prior to use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<text:span text:style-name="T264">Python</text:span></text:p>
          </table:table-cell>
        </table:table-row>
        <table:table-row table:style-name="TableRow265">
          <table:table-cell table:style-name="TableCell266">
            <text:p text:style-name="P267"><text:span text:style-name="T268">Program statements are limited to one per line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Python</text:span></text:p>
          </table:table-cell>
        </table:table-row>
        <table:table-row table:style-name="TableRow277">
          <table:table-cell table:style-name="TableCell278">
            <text:p text:style-name="P279"><text:span text:style-name="T280">Parenthesis are used to remove<text:s/></text:span><text:span text:style-name="T281">operator precedence ambiguity and improve code readability.</text:span></text:p>
          </table:table-cell>
          <table:table-cell table:style-name="TableCell282">
            <text:p text:style-name="P283"><text:span text:style-name="T284">/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Meaningful error messages are used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list text:style-name="WWNum1">
        <text:list-item text:start-value="1">
          <text:p text:style-name="P300"/>
        </text:list-item>
      </text:list>
      <text:list text:style-name="WWNum1" text:continue-numbering="true">
        <text:list-item>
          <text:p text:style-name="P301"/>
        </text:list-item>
      </text:list>
      <text:list text:style-name="WWNum1" text:continue-numbering="true">
        <text:list-item>
          <text:p text:style-name="P302"><text:span text:style-name="T303">Design Principles (Modularity, Cohesion, Coupling). <text:s/>Place a check mark if the method complies with Coupling and Cohesion. <text:s/>If not, leave it<text:s/></text:span><text:span text:style-name="T304">blank.</text:span></text:p>
        </text:list-item>
      </text:list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 table:number-rows-spanned="2">
            <text:p text:style-name="P312"><text:span text:style-name="T313">List of Method Signature</text:span></text:p>
          </table:table-cell>
          <table:table-cell table:style-name="TableCell314" table:number-columns-spanned="2">
            <text:p text:style-name="P315"><text:span text:style-name="T316">Modularity</text:span></text:p>
          </table:table-cell>
          <table:covered-table-cell/>
          <table:table-cell table:style-name="TableCell317" table:number-rows-spanned="2">
            <text:p text:style-name="P318"><text:span text:style-name="T319">Remarks</text:span></text:p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<text:span text:style-name="T324">Coupling</text:span></text:p>
          </table:table-cell>
          <table:table-cell table:style-name="TableCell325">
            <text:p text:style-name="P326"><text:span text:style-name="T327">Cohesion</text:span></text:p>
          </table:table-cell>
          <table:covered-table-cell>
            <text:p text:style-name="P328"/>
          </table:covered-table-cell>
        </table:table-row>
        <table:table-row table:style-name="TableRow329">
          <table:table-cell table:style-name="TableCell330">
            <text:p text:style-name="P331"><text:span text:style-name="T332">set_password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<text:span text:style-name="T337">/</text:span>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validate_password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<text:span text:style-name="T348">/</text:span>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text:span text:style-name="T354">get_id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<text:span text:style-name="T359">/</text:span>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load_user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<text:span text:style-name="T370">/</text:span></text:p>
          </table:table-cell>
          <table:table-cell table:style-name="TableCell371">
            <text:p text:style-name="P372"/>
          </table:table-cell>
        </table:table-row>
      </table:table>
      <text:p text:style-name="P373"/>
      <text:list text:style-name="WWNum1" text:continue-numbering="true">
        <text:list-item>
          <text:p text:style-name="P374"/>
        </text:list-item>
      </text:list>
      <text:list text:style-name="WWNum1" text:continue-numbering="true">
        <text:list-item>
          <text:p text:style-name="P375"/>
        </text:list-item>
      </text:list>
      <text:p text:style-name="P376"/>
      <text:p text:style-name="P377"/>
      <text:p text:style-name="P378"/>
      <text:p text:style-name="P379"/>
      <text:list text:style-name="WWNum1" text:continue-numbering="true">
        <text:list-item>
          <text:p text:style-name="P380"><text:span text:style-name="T381">Reviewer’s Comments:</text:span><text:span text:style-name="T382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2-28T10:20:00Z</meta:creation-date>
    <dc:date>2020-02-28T10:20:00Z</dc:date>
    <meta:template xlink:href="Normal" xlink:type="simple"/>
    <meta:editing-cycles>2</meta:editing-cycles>
    <meta:editing-duration>PT0S</meta:editing-duration>
    <meta:document-statistic meta:page-count="2" meta:paragraph-count="3" meta:word-count="283" meta:character-count="1896" meta:row-count="13" meta:non-whitespace-character-count="1616"/>
  </office:meta>
</office:document-meta>
</file>